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666666"/>
      <style:text-properties fo:color="#ffffff"/>
    </style:style>
    <style:style style:name="ce11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weight="bold" style:font-weight-asian="bold" style:font-weight-complex="bold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2b2b2"/>
    </style:style>
    <style:style style:name="ce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  <style:text-properties fo:color="#f10d0c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01" table:style-name="ta1"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10"/>
        <table:table-row table:style-name="ro1">
          <table:table-cell table:style-name="ce2" office:value-type="string" calcext:value-type="string" table:number-columns-spanned="4" table:number-rows-spanned="1">
            <text:p>Parâmetr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Limitações</text:p>
          </table:table-cell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style-name="ce5"/>
        </table:table-row>
        <table:table-row table:style-name="ro1">
          <table:table-cell office:value-type="string" calcext:value-type="string">
            <text:p>Capacidade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Divisões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paço</text:p>
          </table:table-cell>
          <table:table-cell office:value-type="float" office:value="750" calcext:value-type="float">
            <text:p>750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630" calcext:value-type="float">
            <text:p>63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ariáveis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Espaço E1</text:p>
          </table:table-cell>
          <table:table-cell table:style-name="ce6" office:value-type="float" office:value="2.17777777777778" calcext:value-type="float" table:number-columns-spanned="3" table:number-rows-spanned="1">
            <text:p>2,17777777777778</text:p>
          </table:table-cell>
          <table:covered-table-cell table:number-columns-repeated="2" table:style-name="ce9"/>
        </table:table-row>
        <table:table-row table:style-name="ro1">
          <table:table-cell office:value-type="string" calcext:value-type="string">
            <text:p>Espaço E2</text:p>
          </table:table-cell>
          <table:table-cell table:style-name="ce6" office:value-type="float" office:value="0.51111111111111" calcext:value-type="float" table:number-columns-spanned="3" table:number-rows-spanned="1">
            <text:p>0,51111111111111</text:p>
          </table:table-cell>
          <table:covered-table-cell table:number-columns-repeated="2" table:style-name="ce9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Objetivo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Zmin</text:p>
          </table:table-cell>
          <table:table-cell table:style-name="ce7" table:formula="of:=[.B3]*[.B9]+[.C3]*[.B10]" office:value-type="float" office:value="1191.11111111111" calcext:value-type="float" table:number-columns-spanned="3" table:number-rows-spanned="1">
            <text:p>1191,11111111111</text:p>
          </table:table-cell>
          <table:covered-table-cell/>
          <table:covered-table-cell table:style-name="ce5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Capacidade</text:p>
          </table:table-cell>
          <table:table-cell table:formula="of:=[.B4]*[.B9]+[.C4]*[.B10]" office:value-type="float" office:value="1050" calcext:value-type="float">
            <text:p>1050</text:p>
          </table:table-cell>
          <table:table-cell office:value-type="string" calcext:value-type="string">
            <text:p><text:s/>= 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Divisões</text:p>
          </table:table-cell>
          <table:table-cell table:formula="of:=[.B5]*[.B9]+[.C5]*[.B10]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paço</text:p>
          </table:table-cell>
          <table:table-cell table:formula="of:=[.B6]*[.B9]+[.C6]*[.B10]" office:value-type="float" office:value="1825" calcext:value-type="float">
            <text:p>1825</text:p>
          </table:table-cell>
          <table:table-cell office:value-type="string" calcext:value-type="string">
            <text:p>&gt;=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Nulidades</text:p>
          </table:table-cell>
          <table:table-cell table:style-name="ce8" table:formula="of:=[.B9]" office:value-type="float" office:value="2.17777777777778" calcext:value-type="float">
            <text:p>2,17777777777778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/>
          <table:table-cell table:formula="of:=[.B10]" office:value-type="float" office:value="0.51111111111111" calcext:value-type="float">
            <text:p>0,51111111111111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x0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râmetro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V</text:p>
          </table:table-cell>
          <table:table-cell office:value-type="string" calcext:value-type="string">
            <text:p>Home Theater</text:p>
          </table:table-cell>
          <table:table-cell office:value-type="string" calcext:value-type="string">
            <text:p>Alto-falante</text:p>
          </table:table-cell>
          <table:table-cell office:value-type="string" calcext:value-type="string">
            <text:p>Limitações</text:p>
          </table:table-cell>
        </table:table-row>
        <table:table-row table:style-name="ro1">
          <table:table-cell office:value-type="string" calcext:value-type="string">
            <text:p>P.eletrôn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Te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x.so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onvers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riáve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 Thea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o-falan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bjeti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max</text:p>
          </table:table-cell>
          <table:table-cell table:style-name="ce18" table:formula="of:=1280*[.B10]+579*[.B11]+150*[.B12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triçõ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.eletrônica</text:p>
          </table:table-cell>
          <table:table-cell table:formula="of:=[.B10]+[.B1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Tela</text:p>
          </table:table-cell>
          <table:table-cell table:formula="of:=[.B10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Cx.som</text:p>
          </table:table-cell>
          <table:table-cell table:formula="of:=2*[.B10]+2*[.B11]+[.B12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Fonte</text:p>
          </table:table-cell>
          <table:table-cell table:formula="of:=[.B10]+[.B11]+[.B12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Conversor</text:p>
          </table:table-cell>
          <table:table-cell table:formula="of:=2*[.B10]+[.B11]+[.B12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600" calcext:value-type="float">
            <text:p>6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9:01:26.719135288</meta:creation-date>
    <dc:date>2023-09-13T10:48:13.614237955</dc:date>
    <meta:editing-duration>PT1H15M16S</meta:editing-duration>
    <meta:editing-cycles>15</meta:editing-cycles>
    <meta:generator>LibreOffice/7.3.7.2$Linux_X86_64 LibreOffice_project/30$Build-2</meta:generator>
    <meta:document-statistic meta:table-count="2" meta:cell-count="108" meta:object-count="0"/>
  </office:meta>
</office:document-meta>
</file>